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547cm" fo:margin-left="0cm" fo:break-before="page" table:align="left"/>
    </style:style>
    <style:style style:name="Tabelle1.A" style:family="table-column">
      <style:table-column-properties style:column-width="2.782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10.072cm"/>
    </style:style>
    <style:style style:name="Tabelle1.A1" style:family="table-cell">
      <style:table-cell-properties fo:padding="0.141cm" fo:border="0.035cm solid #a3a3a3"/>
    </style:style>
    <style:style style:name="Tabelle1.A2" style:family="table-cell">
      <style:table-cell-properties fo:padding="0.141cm" fo:border-left="0.035cm solid #a3a3a3" fo:border-right="0.035cm solid #a3a3a3" fo:border-top="none" fo:border-bottom="0.035cm solid #a3a3a3"/>
    </style:style>
    <style:style style:name="P1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Standard" style:list-style-name="L1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4" style:family="paragraph" style:parent-style-name="Standard" style:list-style-name="L2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5" style:family="paragraph" style:parent-style-name="Standard" style:list-style-name="L3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6" style:family="paragraph" style:parent-style-name="Standard" style:list-style-name="L4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7" style:family="paragraph" style:parent-style-name="Standard" style:list-style-name="L5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8" style:family="paragraph" style:parent-style-name="Standard" style:list-style-name="L6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9" style:family="paragraph" style:parent-style-name="Standard" style:list-style-name="L7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0" style:family="paragraph" style:parent-style-name="Standard" style:list-style-name="L8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1" style:family="paragraph" style:parent-style-name="Standard" style:list-style-name="L9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2" style:family="paragraph" style:parent-style-name="Standard" style:list-style-name="L10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3" style:family="paragraph" style:parent-style-name="Standard" style:list-style-name="L11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4" style:family="paragraph" style:parent-style-name="Standard" style:list-style-name="L12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5" style:family="paragraph" style:parent-style-name="Standard" style:list-style-name="L13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6" style:family="paragraph" style:parent-style-name="Standard" style:list-style-name="L15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17" style:family="paragraph" style:parent-style-name="Heading_20_1" style:master-page-name="MP0">
      <style:paragraph-properties style:page-number="auto" fo:break-before="pag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nutzer-führung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Verabeitet Benutzer-Inputs, kommuniziert mit Anzeige. Gegenüber der Zentralen Logik verantwortlich für alle Ein-Ausgabe-Operationen</text:p>
          </table:table-cell>
        </table:table-row>
        <table:table-row>
          <table:table-cell table:style-name="Tabelle1.A2" office:value-type="string">
            <text:p text:style-name="P1">Ausgabe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Verantwortlich für Aufbau, Refresh der Anzeige. Führt selbstständig Animations- sowie Blink-Tasks durch.</text:p>
          </table:table-cell>
        </table:table-row>
        <table:table-row>
          <table:table-cell table:style-name="Tabelle1.A2" office:value-type="string">
            <text:p text:style-name="P1">P1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Statistikdaten</text:p>
          </table:table-cell>
        </table:table-row>
        <table:table-row>
          <table:table-cell table:style-name="Tabelle1.A2" office:value-type="string">
            <text:p text:style-name="P1">P2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Betriebsparameter</text:p>
            <text:list xml:id="list38647051" text:style-name="L6">
              <text:list-item>
                <text:p text:style-name="P8">Milchsäure-Grenzwert</text:p>
              </text:list-item>
              <text:list-item>
                <text:p text:style-name="P8"/>
              </text:list-item>
            </text:list>
          </table:table-cell>
        </table:table-row>
        <table:table-row>
          <table:table-cell table:style-name="Tabelle1.A2" office:value-type="string">
            <text:p text:style-name="P1">P3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Hauptparameter, werden von Benutzerführung gelesen sowie gesetzt</text:p>
            <text:list xml:id="list38633539" text:style-name="L5">
              <text:list-item>
                <text:p text:style-name="P7">Tasseninhalt in ml</text:p>
              </text:list-item>
              <text:list-item>
                <text:p text:style-name="P7">Kaffeemenge pro Tasse</text:p>
              </text:list-item>
              <text:list-item>
                <text:p text:style-name="P7">Milchmenge in % des Tasseninhaltes</text:p>
              </text:list-item>
              <text:list-item>
                <text:p text:style-name="P7">Wassertemperatur für Brühprozess</text:p>
              </text:list-item>
              <text:list-item>
                <text:p text:style-name="P7">Milchkühltemperatur</text:p>
              </text:list-item>
            </text:list>
          </table:table-cell>
        </table:table-row>
        <table:table-row>
          <table:table-cell table:style-name="Tabelle1.A1" office:value-type="string">
            <text:p text:style-name="P1">CU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Feedback ans User Interface zum aktuellen Status des Systems</text:p>
            <text:p text:style-name="P1">Status-Informationen:</text:p>
            <text:list xml:id="list39315888" text:style-name="L7">
              <text:list-item>
                <text:p text:style-name="P9">Vorhandene Produkte</text:p>
              </text:list-item>
              <text:list-item>
                <text:p text:style-name="P9">Kaffeebohnen vorhanden</text:p>
              </text:list-item>
              <text:list-item>
                <text:p text:style-name="P9">Milch vorhanden</text:p>
              </text:list-item>
              <text:list-item>
                <text:p text:style-name="P9">Niveaukontrollen-Status</text:p>
              </text:list-item>
            </text:list>
          </table:table-cell>
        </table:table-row>
        <table:table-row>
          <table:table-cell table:style-name="Tabelle1.A2" office:value-type="string">
            <text:p text:style-name="P1">CU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8456125" text:style-name="L1">
              <text:list-item>
                <text:p text:style-name="P3">Produktwahl mit Attributen Kaffee-Art, Milch, Doppel</text:p>
              </text:list-item>
              <text:list-item>
                <text:p text:style-name="P3">Abbruch aktiver Vorgang</text:p>
              </text:list-item>
              <text:list-item>
                <text:p text:style-name="P3">Anschalten</text:p>
              </text:list-item>
              <text:list-item>
                <text:p text:style-name="P3">Ausschalten</text:p>
              </text:list-item>
              <text:list-item>
                <text:p text:style-name="P3">Reinigung</text:p>
              </text:list-item>
              <text:list-item>
                <text:p text:style-name="P3">Benachrichtigung Hauptparameter-Änderung</text:p>
              </text:list-item>
            </text:list>
          </table:table-cell>
        </table:table-row>
        <table:table-row>
          <table:table-cell table:style-name="Tabelle1.A2" office:value-type="string">
            <text:p text:style-name="P1">CS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9672066" text:style-name="L8">
              <text:list-item>
                <text:p text:style-name="P10">Benachrichtigung Betriebsparameter-Änderung</text:p>
              </text:list-item>
            </text:list>
          </table:table-cell>
        </table:table-row>
        <table:table-row>
          <table:table-cell table:style-name="Tabelle1.A2" office:value-type="string">
            <text:p text:style-name="P1">C1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Benutzer- oder Operatorspezifische Kontrolle des Systems</text:p>
          </table:table-cell>
        </table:table-row>
        <table:table-row>
          <table:table-cell table:style-name="Tabelle1.A2" office:value-type="string">
            <text:p text:style-name="P1">CU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zeigepanel-spezifische Steuer-Befehle</text:p>
          </table:table-cell>
        </table:table-row>
        <table:table-row>
          <table:table-cell table:style-name="Tabelle1.A2" office:value-type="string">
            <text:p text:style-name="P1">CU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Gibt aus, welche Knöpfe gedrückt sind</text:p>
          </table:table-cell>
        </table:table-row>
        <table:table-row>
          <table:table-cell table:style-name="Tabelle1.A2" office:value-type="string">
            <text:p text:style-name="P1">CK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ahlwerk-Message: Pulvermenge</text:p>
            <text:p text:style-name="P1">liefert Füllgrad in Gramm</text:p>
          </table:table-cell>
        </table:table-row>
        <text:soft-page-break/>
        <table:table-row>
          <table:table-cell table:style-name="Tabelle1.A2" office:value-type="string">
            <text:p text:style-name="P1">CK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40215023" text:style-name="L9">
              <text:list-item>
                <text:p text:style-name="P11">mahle Kaffee mit Attributen Pulvermenge</text:p>
              </text:list-item>
              <text:list-item>
                <text:p text:style-name="P11">Kaffeekuchen-Auswurf</text:p>
              </text:list-item>
              <text:list-item>
                <text:p text:style-name="P11">Initialisieren</text:p>
              </text:list-item>
              <text:list-item>
                <text:p text:style-name="P11">Abbruch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40230334" text:style-name="L10">
              <text:list-item>
                <text:p text:style-name="P12">führe Wasser zu mit Attributen Wassermenge, Wassertemperatur</text:p>
              </text:list-item>
              <text:list-item>
                <text:p text:style-name="P12">Abbruch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40320574" text:style-name="L15">
              <text:list-item>
                <text:p text:style-name="P16">Wasser zugeführt</text:p>
              </text:list-item>
            </text:list>
          </table:table-cell>
        </table:table-row>
        <table:table-row>
          <table:table-cell table:style-name="Tabelle1.A2" office:value-type="string">
            <text:p text:style-name="P1">CM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40227420" text:style-name="L11">
              <text:list-item>
                <text:p text:style-name="P13">führe Milch zu mit Attributen Milchmenge</text:p>
              </text:list-item>
              <text:list-item>
                <text:p text:style-name="P13">Benachrichtigung Änderung Milchkühltemperatur-Parameter</text:p>
              </text:list-item>
              <text:list-item>
                <text:p text:style-name="P13">Abbruch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wort mit Inhalt:</text:p>
            <text:list xml:id="list40310947" text:style-name="L12">
              <text:list-item>
                <text:p text:style-name="P14">Job erledigt mit Attribut Job-Typ(Mahl-Erfolg, Auswurfs-Erfolg)</text:p>
              </text:list-item>
            </text:list>
            <text:list xml:id="list40290038" text:style-name="L13">
              <text:list-item>
                <text:p text:style-name="P15">Statistik-Daten (opt, z. Bsp. Betriebsstunden Motor)</text:p>
              </text:list-item>
            </text:list>
            <text:p text:style-name="P1"/>
          </table:table-cell>
        </table:table-row>
        <table:table-row>
          <table:table-cell table:style-name="Tabelle1.A2" office:value-type="string">
            <text:p text:style-name="P1">Mahlwerk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2" office:value-type="string">
            <text:p text:style-name="P1">CK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atus Kaffee-Kuchen-Behälter: </text:p>
            <text:p text:style-name="P1">OK</text:p>
            <text:p text:style-name="P1">Warning: Beinahe voll</text:p>
            <text:p text:style-name="P1">Error: Ueberfüllt</text:p>
          </table:table-cell>
        </table:table-row>
        <table:table-row>
          <table:table-cell table:style-name="Tabelle1.A2" office:value-type="string">
            <text:p text:style-name="P1">CK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euerbefehl Motor: </text:p>
            <text:p text:style-name="P1">Stärke 0 – 100 %</text:p>
          </table:table-cell>
        </table:table-row>
        <table:table-row>
          <table:table-cell table:style-name="Tabelle1.A2" office:value-type="string">
            <text:p text:style-name="P1">CK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(Interrupt):</text:p>
            <text:p text:style-name="P1">- Keine Bohnen mehr</text:p>
          </table:table-cell>
        </table:table-row>
        <table:table-row>
          <table:table-cell table:style-name="Tabelle1.A2" office:value-type="string">
            <text:p text:style-name="P1">CK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(Interrupt):</text:p>
            <text:p text:style-name="P1">- Keine Bohnen mehr (Hardware-Sensor)</text:p>
          </table:table-cell>
        </table:table-row>
        <table:table-row>
          <table:table-cell table:style-name="Tabelle1.A2" office:value-type="string">
            <text:p text:style-name="P1">Füllstands-Überwach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ignale des Hardware-Sensors werden über Zeitraum t gesammelt und ausgewertet. Idee dahinter ist das Vermeiden eines ungewollten Mahlunterbruches durch einzelne Signale des Sensors, erst bei konstantem Signal wird die Meldung an das Mahlwerk weitergegeben.</text:p>
          </table:table-cell>
        </table:table-row>
        <text:soft-page-break/>
        <table:table-row>
          <table:table-cell table:style-name="Tabelle1.A2" office:value-type="string">
            <text:p text:style-name="P1">CK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: Wirf Kuchen aus</text:p>
          </table:table-cell>
        </table:table-row>
        <table:table-row>
          <table:table-cell table:style-name="Tabelle1.A2" office:value-type="string">
            <text:p text:style-name="P1">CK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 Erfolg, Fehler</text:p>
          </table:table-cell>
        </table:table-row>
        <table:table-row>
          <table:table-cell table:style-name="Tabelle1.A2" office:value-type="string">
            <text:p text:style-name="P1">PK1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Read-Only Betriebsparameter des Motors gemäss Spezifikation</text:p>
          </table:table-cell>
        </table:table-row>
        <table:table-row>
          <table:table-cell table:style-name="Tabelle1.A2" office:value-type="string">
            <text:p text:style-name="P1">Motor-steuer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en Mahlwerk-Motor gemäss Parametern aus <text:s/>BP mittels Timer. Vor jedem Start des Motors werden Parameter neu gelesen.</text:p>
          </table:table-cell>
        </table:table-row>
        <table:table-row>
          <table:table-cell table:style-name="Tabelle1.A2" office:value-type="string">
            <text:p text:style-name="P1">CK1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an Motor-Steuerung: </text:p>
            <text:list xml:id="list38429170" text:style-name="L2">
              <text:list-item>
                <text:p text:style-name="P4">Mahle Kaffee</text:p>
              </text:list-item>
              <text:list-item>
                <text:p text:style-name="P4">Stop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1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:</text:p>
            <text:list xml:id="list38449494" text:style-name="L3">
              <text:list-item>
                <text:p text:style-name="P5">Dosiere Pulver: x Gramm</text:p>
              </text:list-item>
              <text:list-item>
                <text:p text:style-name="P5">Stop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1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</text:p>
            <text:list xml:id="list38429614" text:style-name="L4">
              <text:list-item>
                <text:p text:style-name="P6">Dosierung fertig</text:p>
              </text:list-item>
              <text:list-item>
                <text:p text:style-name="P6">Fehler (keine Bohnen)</text:p>
              </text:list-item>
            </text:list>
          </table:table-cell>
        </table:table-row>
        <table:table-row>
          <table:table-cell table:style-name="Tabelle1.A2" office:value-type="string">
            <text:p text:style-name="P1">Kaffee-Pulver-Dosier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en Dosiervorgang, loose Kupplung auf Motorsteuerung, damit diese unabhängig den Motor überwachen kann. In Implementation kann eine Fusion mit Mahlwerk-Aktivität in Betracht gezogen werden, es sind keine zwingenden Parallelitäten absehbar.</text:p>
          </table:table-cell>
        </table:table-row>
        <table:table-row>
          <table:table-cell table:style-name="Tabelle1.A2" office:value-type="string">
            <text:p text:style-name="P1">Leitungs-spüler</text:p>
          </table:table-cell>
          <table:table-cell table:style-name="Tabelle1.A2" office:value-type="string">
            <text:p text:style-name="P1">D</text:p>
          </table:table-cell>
          <table:table-cell table:style-name="Tabelle1.A2" office:value-type="string">
            <text:p text:style-name="P1">Pumpe für Wasserspülung Milchleitung, sobald aktiv wird Ausgabe umgeleitet in Spülausgabe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48M02S</meta:editing-duration>
    <meta:editing-cycles>21</meta:editing-cycles>
    <meta:generator>OpenOffice.org/3.2$Win32 OpenOffice.org_project/320m18$Build-9502</meta:generator>
    <dc:date>2011-07-06T20:27:50.26</dc:date>
    <dc:creator>Toni Baumann</dc:creator>
    <meta:document-statistic meta:table-count="1" meta:image-count="0" meta:object-count="0" meta:page-count="4" meta:paragraph-count="140" meta:word-count="435" meta:character-count="3089"/>
    <meta:user-defined meta:name="Info 1"/>
    <meta:user-defined meta:name="Info 2"/>
    <meta:user-defined meta:name="Info 3"/>
    <meta:user-defined meta:name="Info 4"/>
  </office:meta>
</office:document-meta>
</file>